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795" officeooo:paragraph-rsid="000b27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7/10/2024</text:p>
      <text:p text:style-name="P1"/>
      <text:p text:style-name="P1">Configuração da Arduino IDE para conseguir se comunicar com o ESP32.</text:p>
      <text:p text:style-name="P1"/>
      <text:p text:style-name="P1">→ Baixar a IDE</text:p>
      <text:p text:style-name="P1">→ Conectar ao repositório do Github para baixar as bibliotecas</text:p>
      <text:p text:style-name="P1">→ Instalar as bibliotecas</text:p>
      <text:p text:style-name="P1">→ Selecionar a placa certa na IDE</text:p>
      <text:p text:style-name="P1">→ Selecionar a porta serial USB que está se comunicando com o ESP32</text:p>
      <text:p text:style-name="P1">→ Fazer Upload de algum exemplo ou código qualquer</text:p>
      <text:p text:style-name="P1">→ Baixar bibliotecas/pacotes se estiver dando erros na compilação/upload (pra mim foi pyserial e esptool vai tomar no cu 1 hora resolvendo isso)</text:p>
      <text:p text:style-name="P1">→ Utilizar o monitor serial com o Baud rate correto para visualizar o que está acontecendo, caso haja essa funcionalidade no código</text:p>
      <text:p text:style-name="P1">→ Dar um morta de costas (parte mais importante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Ana é trouxa &lt;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5:37:57.715941884</meta:creation-date>
    <dc:date>2024-10-17T15:43:32.839395557</dc:date>
    <meta:editing-duration>PT5M36S</meta:editing-duration>
    <meta:editing-cycles>1</meta:editing-cycles>
    <meta:document-statistic meta:table-count="0" meta:image-count="0" meta:object-count="0" meta:page-count="1" meta:paragraph-count="12" meta:word-count="118" meta:character-count="669" meta:non-whitespace-character-count="563"/>
    <meta:generator>LibreOffice/24.2.6.2$Linux_X86_64 LibreOffice_project/420$Build-2</meta:generator>
  </office:meta>
</office:document-meta>
</file>